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paragraph-rsid="00084f77"/>
    </style:style>
    <style:style style:name="P2" style:family="paragraph" style:parent-style-name="Standard">
      <style:paragraph-properties fo:text-align="end" style:justify-single-word="false"/>
      <style:text-properties officeooo:paragraph-rsid="000a8a0b"/>
    </style:style>
    <style:style style:name="P3" style:family="paragraph" style:parent-style-name="Standard">
      <style:paragraph-properties fo:text-align="end" style:justify-single-word="false"/>
      <style:text-properties officeooo:rsid="0006b555" officeooo:paragraph-rsid="0006b555"/>
    </style:style>
    <style:style style:name="P4" style:family="paragraph" style:parent-style-name="Standard">
      <style:paragraph-properties fo:text-align="end" style:justify-single-word="false"/>
      <style:text-properties officeooo:rsid="0006b555" officeooo:paragraph-rsid="0006b555" style:font-weight-complex="bold"/>
    </style:style>
    <style:style style:name="P5" style:family="paragraph" style:parent-style-name="Standard">
      <style:paragraph-properties fo:text-align="end" style:justify-single-word="false"/>
      <style:text-properties fo:font-size="12pt" officeooo:rsid="0006b555" officeooo:paragraph-rsid="00096ec7" style:font-size-asian="12pt" style:font-size-complex="12pt"/>
    </style:style>
    <style:style style:name="P6" style:family="paragraph" style:parent-style-name="Standard">
      <style:paragraph-properties fo:text-align="end" style:justify-single-word="false"/>
      <style:text-properties fo:font-size="12pt" officeooo:rsid="0006b555" officeooo:paragraph-rsid="0009cd59" style:font-size-asian="12pt" style:font-size-complex="12pt"/>
    </style:style>
    <style:style style:name="P7" style:family="paragraph" style:parent-style-name="Standard">
      <style:paragraph-properties fo:text-align="end" style:justify-single-word="false"/>
      <style:text-properties fo:font-size="12pt" officeooo:rsid="0009cd59" officeooo:paragraph-rsid="0009cd59" style:font-size-asian="12pt" style:font-size-complex="12pt"/>
    </style:style>
    <style:style style:name="P8" style:family="paragraph" style:parent-style-name="Standard">
      <style:paragraph-properties fo:text-align="end" style:justify-single-word="false"/>
      <style:text-properties fo:font-size="12pt" officeooo:rsid="0009cd59" officeooo:paragraph-rsid="000a8a0b" style:font-size-asian="12pt" style:font-size-complex="12pt"/>
    </style:style>
    <style:style style:name="P9" style:family="paragraph" style:parent-style-name="Standard">
      <style:paragraph-properties fo:text-align="end" style:justify-single-word="false"/>
      <style:text-properties fo:font-size="12pt" officeooo:rsid="000ade66" officeooo:paragraph-rsid="000ade66" style:font-size-asian="12pt" style:font-size-complex="12pt"/>
    </style:style>
    <style:style style:name="P10" style:family="paragraph" style:parent-style-name="Standard">
      <style:paragraph-properties fo:text-align="end" style:justify-single-word="false"/>
      <style:text-properties officeooo:rsid="0006b555" officeooo:paragraph-rsid="00084f77"/>
    </style:style>
    <style:style style:name="P11" style:family="paragraph" style:parent-style-name="Standard">
      <style:paragraph-properties fo:text-align="end" style:justify-single-word="false"/>
      <style:text-properties officeooo:rsid="00084f77" officeooo:paragraph-rsid="00084f77"/>
    </style:style>
    <style:style style:name="P12" style:family="paragraph" style:parent-style-name="Standard">
      <style:paragraph-properties fo:text-align="end" style:justify-single-word="false"/>
      <style:text-properties officeooo:paragraph-rsid="00084f77" style:font-weight-complex="bold"/>
    </style:style>
    <style:style style:name="P13" style:family="paragraph" style:parent-style-name="Standard">
      <style:paragraph-properties fo:text-align="end" style:justify-single-word="false"/>
      <style:text-properties fo:font-size="12pt" style:text-underline-style="none" officeooo:rsid="0006b555" officeooo:paragraph-rsid="0009cd59" style:font-size-asian="12pt" style:font-size-complex="12pt"/>
    </style:style>
    <style:style style:name="P14" style:family="paragraph" style:parent-style-name="Standard">
      <style:paragraph-properties fo:text-align="end" style:justify-single-word="false"/>
      <style:text-properties fo:font-size="12pt" officeooo:rsid="0009cd59" officeooo:paragraph-rsid="0009cd59" style:font-size-asian="12pt" style:font-size-complex="12pt"/>
    </style:style>
    <style:style style:name="T1" style:family="text">
      <style:text-properties officeooo:rsid="0006b555"/>
    </style:style>
    <style:style style:name="T2" style:family="text">
      <style:text-properties officeooo:rsid="00084f77"/>
    </style:style>
    <style:style style:name="T3" style:family="text">
      <style:text-properties style:font-weight-complex="bold"/>
    </style:style>
    <style:style style:name="T4" style:family="text">
      <style:text-properties fo:font-weight="normal" style:font-weight-asian="normal" style:font-weight-complex="normal"/>
    </style:style>
    <style:style style:name="T5" style:family="text">
      <style:text-properties fo:font-weight="normal" officeooo:rsid="00096ec7" style:font-weight-asian="normal" style:font-weight-complex="normal"/>
    </style:style>
    <style:style style:name="T6" style:family="text">
      <style:text-properties fo:font-weight="normal" style:font-weight-asian="normal" style:font-weight-complex="bold"/>
    </style:style>
    <style:style style:name="T7" style:family="text">
      <style:text-properties style:text-underline-style="none"/>
    </style:style>
    <style:style style:name="T8" style:family="text">
      <style:text-properties fo:font-size="12pt" style:font-size-asian="12pt" style:font-size-complex="12pt"/>
    </style:style>
    <style:style style:name="T9" style:family="text">
      <style:text-properties fo:font-size="12pt" officeooo:rsid="0009cd59" style:font-size-asian="12pt" style:font-size-complex="12pt"/>
    </style:style>
    <style:style style:name="T10" style:family="text">
      <style:text-properties fo:font-size="12pt" officeooo:rsid="000a8a0b" style:font-size-asian="12pt" style:font-size-complex="12pt"/>
    </style:style>
    <style:style style:name="T11" style:family="text">
      <style:text-properties officeooo:rsid="000a8a0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سروش محمدی </text:p>
      <text:p text:style-name="P3"/>
      <text:p text:style-name="P3">موضوع تحقیق </text:p>
      <text:p text:style-name="P3">تحلیل محتوای کتاب درسی مطالعات اجتماعی سال ششم دبستان براساس مهارت های زندگی</text:p>
      <text:p text:style-name="P3"/>
      <text:p text:style-name="P3"/>
      <text:p text:style-name="P3"/>
      <text:p text:style-name="P10">بیان موضوع</text:p>
      <text:p text:style-name="P1"><text:span text:style-name="T4">مهارت های زندگی یعنی ایجاد روابط بین فردی مناسب و موثر، انجام مسئولیت های اجتماعی، تصمیم گیری صحیح، حل تعارضات و کشمکش</text:span><text:span text:style-name="T6"> </text:span><text:span text:style-name="T5">است</text:span></text:p>
      <text:p text:style-name="P1"><text:span text:style-name="T5">به عبارت دیگر </text:span><text:span text:style-name="T4">مهارت‌های زندگی</text:span> توانایی‌هایی هستند که با تمرین مداوم پرورش می‌یابند و شخص را برای روبه‌رو شدن با مسایل روزانه زندگی، افزایش توانایی‌های روانی، اجتماعی و بهداشتی آماده می‌کنند.</text:p>
      <text:p text:style-name="P1">بطور کلی مهارتهای زندگی عبارتند از توانایی‌هایی که منجر به ارتقای بهداشت روانی افراد جامعه، غنای روابط انسانی،</text:p>
      <text:p text:style-name="P1"><text:s/>افزایش سلامت و رفتارهای سالم در سطح جامعه می‌گردند</text:p>
      <text:p text:style-name="P11">انواع مهارت های زندگی</text:p>
      <text:p text:style-name="P12">همدلی</text:p>
      <text:p text:style-name="P12">روابط بین فردی</text:p>
      <text:p text:style-name="P12">حل مساله</text:p>
      <text:p text:style-name="P1"><text:span text:style-name="T1"><text:s/></text:span><text:span text:style-name="T3">تفکر انتقادی</text:span></text:p>
      <text:p text:style-name="P4">مقابله با استرس</text:p>
      <text:p text:style-name="P3"/>
      <text:p text:style-name="P3"/>
      <text:p text:style-name="P3"/>
      <text:p text:style-name="P3"><text:span text:style-name="T2">اهمیت موضوع</text:span> </text:p>
      <text:p text:style-name="P3">امروزه علی رغم ایجاد تغییرات عمیق فرهنگی در شیوه های زندگی ، بسیاری از افراد در رویارویی با مسائل زندگی فاقد<text:span text:style-name="T8"> توانایی های لازم و اساسی اند.و همین امر آنان را در مواجهه با مسائل و مشکلات زندگی روزمره و مقتضیات ان آسیب پذیر نموده است</text:span></text:p>
      <text:p text:style-name="P5">داشتن یک زندگی منطقی، سالم، هدفمند و انعطاف‌پذیر برای مواجهه با مشکلات و فراز و نشیب‌های آن، خواسته ی هر انسان خردمندی است، اما چرا دست‌یابی به این هدف ارزشمند دست‌کم برای بسیاری از ما میسر نیست، <text:s/>که با </text:p>
      <text:p text:style-name="P5"><text:s text:c="3"/>موضوعی به نام «مهارت‌های زندگی» امکان‌ پاسخ‌گویی می‌یابد </text:p>
      <text:p text:style-name="P13">در واقع بسیاری از شکست‌ها، ناکامی‌ها و مشکلاتی که افراد در زندگی خود تجربه می‌کنند به خاطر وجود نقص‌هایی است که در این زمینه دارند. مهارت های زندگی ویژگی‌هایی نیستند که به طور ذاتی در افراد وجود داشته باشند بلکه نیازمند </text:p>
      <text:p text:style-name="P6"><text:span text:style-name="T7"><text:s/>آموزش و تمرین بسیار در موقعیت‌های مختلف </text:span>هستند </text:p>
      <text:p text:style-name="P6"/>
      <text:p text:style-name="P6"/>
      <text:p text:style-name="P7">سوال ها</text:p>
      <text:p text:style-name="P7">میزان توجه به <text:span text:style-name="T11">مهارت زندگی در قسمت فعالیت کتاب درسی مطالعات اجنماعی سال ششم</text:span></text:p>
      <text:p text:style-name="P2"><text:span text:style-name="T9">میزان توجه به </text:span><text:span text:style-name="T10">مهارت همدلی در قسمت فعالیت کتاب درسی مطالعات اجنماعی سال ششم</text:span></text:p>
      <text:p text:style-name="P2"><text:span text:style-name="T9">میزان توجه به </text:span><text:span text:style-name="T10">مهارت حل مساله <text:s/>در قسمت فعالیت کتاب درسی مطالعات اجنماعی سال ششم</text:span></text:p>
      <text:p text:style-name="P8">میزان توجه به <text:span text:style-name="T11">مهارت روابط بین فردی در قسمت فعالیت کتاب درسی مطالعات اجنماعی سال ششم</text:span></text:p>
      <text:p text:style-name="P2"><text:span text:style-name="T9">میزان توجه به </text:span><text:span text:style-name="T10">مهارت تفکر انتقادی در قسمت فعالیت کتاب درسی مطالعات اجنماعی سال ششم</text:span></text:p>
      <text:p text:style-name="P2"><text:span text:style-name="T9">میزان توجه به </text:span><text:span text:style-name="T10">مهارت مقابله با استرس در قسمت فعالیت کتاب درسی مطالعات اجنماعی سال ششم</text:span></text:p>
      <text:p text:style-name="P7"/>
      <text:p text:style-name="P7"/>
      <text:p text:style-name="P7"/>
      <text:p text:style-name="P7"/>
      <text:p text:style-name="P7"/>
      <text:p text:style-name="P7"><text:soft-page-break/></text:p>
      <text:p text:style-name="P7"/>
      <text:p text:style-name="P7"/>
      <text:p text:style-name="P7"/>
      <text:p text:style-name="P9">روش تحقیق</text:p>
      <text:p text:style-name="P9"><text:s/></text:p>
      <text:p text:style-name="P9">روش : تحلیل محتوا</text:p>
      <text:p text:style-name="P9">جامعه و نمونه : کتاب درسی </text:p>
      <text:p text:style-name="P9">واحده تحلیل : فعالیت های کتاب درسی</text:p>
      <text:p text:style-name="P9">ابزار :مشاهده</text:p>
      <text:p text:style-name="P9"/>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0T15:14:46.711775708</meta:creation-date>
    <dc:date>2020-11-20T16:02:01.849379247</dc:date>
    <meta:editing-duration>PT11M36S</meta:editing-duration>
    <meta:editing-cycles>4</meta:editing-cycles>
    <meta:generator>LibreOffice/6.4.6.2$Linux_X86_64 LibreOffice_project/40$Build-2</meta:generator>
    <meta:document-statistic meta:table-count="0" meta:image-count="0" meta:object-count="0" meta:page-count="2" meta:paragraph-count="33" meta:word-count="372" meta:character-count="1988" meta:non-whitespace-character-count="1631"/>
  </office:meta>
</office:document-meta>
</file>